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Regular" style:font-pitch="variable" style:font-charset="x-symbol"/>
    <style:font-face style:name="Helvetica Neue1" svg:font-family="'Helvetica Neue', Helvetica, Arial, sans-serif"/>
    <style:font-face style:name="Albany" svg:font-family="Albany" style:font-family-generic="roman" style:font-pitch="variable"/>
    <style:font-face style:name="Helvetica Neue" svg:font-family="'Helvetica Neue', Helvetica, Arial, sans-serif"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monospace" svg:font-family="monospace, monospace" style:font-family-generic="roman" style:font-pitch="variable"/>
    <style:font-face style:name="inherit" svg:font-family="inheri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2" svg:font-family="'Helvetica Neue', Helvetica, Arial, sans-serif" style:font-family-generic="system" style:font-pitch="variable"/>
    <style:font-face style:name="OpenSymbol2" svg:font-family="OpenSymbol" style:font-family-generic="system" style:font-pitch="variable"/>
    <style:font-face style:name="inherit1" svg:font-family="inherit" style:font-family-generic="system" style:font-pitch="variable"/>
    <style:font-face style:name="monospace1" svg:font-family="monospace, monospace"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4">
      <style:text-properties officeooo:paragraph-rsid="0015f688"/>
    </style:style>
    <style:style style:name="P3" style:family="paragraph" style:parent-style-name="Text_20_body" style:list-style-name="L4">
      <style:text-properties officeooo:paragraph-rsid="0017f4a2"/>
    </style:style>
    <style:style style:name="P4" style:family="paragraph" style:parent-style-name="Text_20_body">
      <style:text-properties officeooo:paragraph-rsid="0015f688"/>
    </style:style>
    <style:style style:name="P5" style:family="paragraph" style:parent-style-name="Text_20_body" style:list-style-name="L5">
      <style:text-properties officeooo:paragraph-rsid="0015f688"/>
    </style:style>
    <style:style style:name="P6" style:family="paragraph" style:parent-style-name="Text_20_body" style:list-style-name="L6">
      <style:text-properties officeooo:paragraph-rsid="0017f4a2"/>
    </style:style>
    <style:style style:name="P7" style:family="paragraph" style:parent-style-name="Text_20_body">
      <style:text-properties officeooo:paragraph-rsid="0017f4a2"/>
    </style:style>
    <style:style style:name="P8" style:family="paragraph" style:parent-style-name="Text_20_body" style:list-style-name="WWNum2">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9" style:family="paragraph" style:parent-style-name="Text_20_body" style:list-style-name="WWNum3">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10" style:family="paragraph" style:parent-style-name="Text_20_body" style:list-style-name="WWNum4">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11" style:family="paragraph" style:parent-style-name="Text_20_body" style:list-style-name="WWNum6">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12" style:family="paragraph" style:parent-style-name="Text_20_body" style:list-style-name="WWNum7">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13" style:family="paragraph" style:parent-style-name="Text_20_body" style:list-style-name="WWNum2">
      <style:paragraph-properties fo:margin-left="0.4909in" fo:margin-right="0in" fo:text-indent="-0.1965in" style:auto-text-indent="false">
        <style:tab-stops>
          <style:tab-stop style:position="0in"/>
        </style:tab-stops>
      </style:paragraph-properties>
    </style:style>
    <style:style style:name="P14" style:family="paragraph" style:parent-style-name="Text_20_body" style:list-style-name="WWNum3">
      <style:paragraph-properties fo:margin-left="0.4909in" fo:margin-right="0in" fo:text-indent="-0.1965in" style:auto-text-indent="false">
        <style:tab-stops>
          <style:tab-stop style:position="0in"/>
        </style:tab-stops>
      </style:paragraph-properties>
    </style:style>
    <style:style style:name="P15" style:family="paragraph" style:parent-style-name="Text_20_body" style:list-style-name="WWNum4">
      <style:paragraph-properties fo:margin-left="0.4909in" fo:margin-right="0in" fo:text-indent="-0.1965in" style:auto-text-indent="false">
        <style:tab-stops>
          <style:tab-stop style:position="0in"/>
        </style:tab-stops>
      </style:paragraph-properties>
    </style:style>
    <style:style style:name="P16" style:family="paragraph" style:parent-style-name="Text_20_body" style:list-style-name="WWNum6">
      <style:paragraph-properties fo:margin-left="0.4909in" fo:margin-right="0in" fo:text-indent="-0.1965in" style:auto-text-indent="false">
        <style:tab-stops>
          <style:tab-stop style:position="0in"/>
        </style:tab-stops>
      </style:paragraph-properties>
    </style:style>
    <style:style style:name="P17" style:family="paragraph" style:parent-style-name="Text_20_body" style:list-style-name="WWNum7">
      <style:paragraph-properties fo:margin-left="0.4909in" fo:margin-right="0in" fo:text-indent="-0.1965in" style:auto-text-indent="false">
        <style:tab-stops>
          <style:tab-stop style:position="0in"/>
        </style:tab-stops>
      </style:paragraph-properties>
    </style:style>
    <style:style style:name="P18" style:family="paragraph" style:parent-style-name="Text_20_body" style:list-style-name="L4">
      <style:paragraph-properties fo:margin-top="0in" fo:margin-bottom="0in" loext:contextual-spacing="false"/>
      <style:text-properties officeooo:paragraph-rsid="0015f688"/>
    </style:style>
    <style:style style:name="P19" style:family="paragraph" style:parent-style-name="Text_20_body" style:list-style-name="L4">
      <style:paragraph-properties fo:margin-top="0in" fo:margin-bottom="0in" loext:contextual-spacing="false"/>
      <style:text-properties officeooo:paragraph-rsid="0017f4a2"/>
    </style:style>
    <style:style style:name="P20" style:family="paragraph" style:parent-style-name="Text_20_body">
      <style:paragraph-properties fo:margin-top="0in" fo:margin-bottom="0.0937in" loext:contextual-spacing="false"/>
      <style:text-properties officeooo:paragraph-rsid="0015f688"/>
    </style:style>
    <style:style style:name="P21" style:family="paragraph" style:parent-style-name="Heading_20_2">
      <style:paragraph-properties fo:text-align="center" style:justify-single-word="false"/>
    </style:style>
    <style:style style:name="P22" style:family="paragraph" style:parent-style-name="Heading_20_1" style:master-page-name="Standard">
      <style:paragraph-properties fo:text-align="center" style:justify-single-word="false" style:page-number="auto"/>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text:bookmark text:name="Machine-Learning-Engineer-Nanodegree"/>Machine Learning Engineer Nanodegree</text:p>
        <text:h text:style-name="P21" text:outline-level="2"><text:bookmark text:name="Reinforcement-Learning"/>Reinforcement Learning</text:h>
        <text:h text:style-name="P21" text:outline-level="2"><text:bookmark text:name="Project-4:-Train-a-Smartcab-How-to-Drive"/>Project 4: Train a Smartcab How to Drive</text:h>
        <text:h text:style-name="Heading_20_2" text:outline-level="2"><text:bookmark text:name="Implement-a-Basic-Driving-Agent"/>Implement a Basic Driving Agent</text:h>
        <text:p text:style-name="Text_20_body"><text:span text:style-name="Strong_20_Emphasis">QUESTION</text:span>:</text:p>
        <text:p text:style-name="Text_20_body">Observe what you see with the agent's behavior as it takes random actions. Does the smartcab eventually make it to the destination? Are there any other interesting observations to note?</text:p>
        <text:p text:style-name="Text_20_body"><text:span text:style-name="Strong_20_Emphasis">ANSWER</text:span>:</text:p>
        <text:p text:style-name="Text_20_body">The smartcab does pretty much what you expect - it behaves randomly. It would occasionally stop for no reason, run lights and completely discregard traffic. Sometimes it would do the right thing and in very rare cases make it to the destination.</text:p>
        <text:p text:style-name="Text_20_body">There are 3 other agents that exist simultaneously in the world. The observed rewards are as follows:</text:p>
        <text:list xml:id="list1923200833068755129" text:style-name="WWNum2">
          <text:list-item>
            <text:p text:style-name="P8">Violating a traffic rule: -1.0 </text:p>
          </text:list-item>
          <text:list-item>
            <text:p text:style-name="P8">No violation but going in a direction other than specified by the planner: -0.5 </text:p>
          </text:list-item>
          <text:list-item>
            <text:p text:style-name="P8">No violation and going in the right direction: 2.0 </text:p>
          </text:list-item>
          <text:list-item>
            <text:p text:style-name="P13">No violation, right direction and reaching the destination: 12.0 </text:p>
          </text:list-item>
        </text:list>
        <text:h text:style-name="Heading_20_2" text:outline-level="2"><text:bookmark text:name="Inform-the-Driving-Agent"/>Inform the Driving Agent</text:h>
        <text:p text:style-name="Text_20_body"><text:span text:style-name="Strong_20_Emphasis">QUESTION</text:span>:</text:p>
        <text:p text:style-name="Text_20_body">What states have you identified that are appropriate for modeling the smartcab and environment? Why do you believe each of these states to be appropriate for this problem?</text:p>
        <text:p text:style-name="Text_20_body"><text:span text:style-name="Strong_20_Emphasis">OPTIONAL</text:span>:</text:p>
        <text:p text:style-name="Text_20_body">How many states in total exist for the smartcab in this environment? Does this number seem reasonable given that the goal of Q-Learning is to learn and make informed decisions about each state? Why or why not?</text:p>
        <text:p text:style-name="Text_20_body"><text:span text:style-name="Strong_20_Emphasis">ANSWER</text:span>:</text:p>
        <text:p text:style-name="P7">The identified state consists of most the inputs plus the next waypoint. The following are its parameters and possible values:</text:p>
        <text:list xml:id="list2336653305182813183" text:style-name="L4">
          <text:list-item>
            <text:p text:style-name="P19">light ['green', 'red'] </text:p>
          </text:list-item>
          <text:list-item>
            <text:p text:style-name="P19">oncoming [ None, 'forward', 'left', 'right'] </text:p>
          </text:list-item>
          <text:list-item>
            <text:p text:style-name="P19">left [ None, 'forward', 'left', 'right'] </text:p>
          </text:list-item>
          <text:list-item>
            <text:p text:style-name="P3">waypoint [ 'forward', 'left', 'right'] </text:p>
          </text:list-item>
        </text:list>
        <text:p text:style-name="P7">Generally speaking, our problem is to get our smartcab to a specified location in our grid world. <text:soft-page-break/>Normally, this would be much more complicated. However, pathing has already been solved for us by the planner module as it already tells us where the next waypoint is. This also effectively let's us bypass the problem of localization, so we don't have to worry about sensing and ascertaining where our smartcab is exactly. What we do have to worry about is the conditions of its immediate vicinity (the inputs) and where it must go next (next waypoint). So the inputs plus the waypoint is all we need really to take an action.</text:p>
        <text:p text:style-name="P7">We have chosen to exclude two parameters:</text:p>
        <text:list xml:id="list7213121251110165101" text:style-name="L6">
          <text:list-item>
            <text:p text:style-name="P6"><text:span text:style-name="Emphasis">Deadline</text:span> was excluded since we only need to take it into account if we want to control pathing and optimize our route to the destination, but this problem is already taken care of by the planner. We would also like the cab to obey traffic rules even if it was running out of time, making this parameter irrelevant. Moreover, the current range of deadline is 0 to 60. This would cause the number of states to blow up and scale poorly if we were to consider larger world.</text:p>
          </text:list-item>
          <text:list-item>
            <text:p text:style-name="P6"><text:span text:style-name="Emphasis">Right</text:span> can be safely excluded since based on the right-of-way rules, traffic from the right need not be considered whether the cab is moving forward, left or right.</text:p>
          </text:list-item>
        </text:list>
        <text:p text:style-name="P7">Altogether there are 2x4x4x3 = 96 total states. It's a small number compared to possible events that can occur in a real world environment. If we were to take account different vehicles, pedestrians, road signs, weather, road elevation, etc., it would certainly be a lot more than 96 states.</text:p>
        <text:h text:style-name="Heading_20_3" text:outline-level="3"><text:bookmark text:name="Implement-a-Q-Learning-Driving-Agent"/>Implement a Q-Learning Driving Agent</text:h>
        <text:p text:style-name="Text_20_body"><text:span text:style-name="Strong_20_Emphasis">QUESTION</text:span>:</text:p>
        <text:p text:style-name="Text_20_body">What changes do you notice in the agent's behavior when compared to the basic driving agent when random actions were always taken? Why is this behavior occurring?</text:p>
        <text:p text:style-name="Text_20_body"><text:span text:style-name="Strong_20_Emphasis">ANSWER</text:span>:</text:p>
        <text:p text:style-name="Text_20_body">The smartcab's behavior would start out random but would slowly correct itself once negative rewards were encountered. For example, after it runs a stop light and receives a negative reward, it would stop doing that and try something else the next time around. This is because the Q-value of that state-action pair is degraded and is seen as a less appealing option by the smartcab.</text:p>
        <text:p text:style-name="Text_20_body">Interestingly, the cab encounters more common cases first (usually without traffic) and therefore has Q-values for those states-action pairs first. It can get confused when it encounters an entirely new state as the actions for that state will always start out with uniform Q-values. For example, even though it ran a stop with no traffic before and got a negative reward, if there was suddenly any traffic in any direction, it's possible that it will run the stop again so it can seemingly make the same mistakes.</text:p>
        <text:h text:style-name="Heading_20_3" text:outline-level="3"><text:bookmark text:name="Improve-the-Q-Learning-Driving-Agent"/>Improve the Q-Learning Driving Agent</text:h>
        <text:p text:style-name="Text_20_body"><text:span text:style-name="Strong_20_Emphasis">QUESTION</text:span>:</text:p>
        <text:p text:style-name="Text_20_body">Report the different values for the parameters tuned in your basic implementation of Q-Learning. For which set of parameters does the agent perform best? How well does the final driving agent perform?</text:p>
        <text:p text:style-name="Text_20_body"><text:span text:style-name="Strong_20_Emphasis">ANSWER</text:span>:</text:p>
        <text:p text:style-name="Text_20_body">I have chosen to implement the 'optimistic' version of the Q-leaning algorithm where the agent <text:soft-page-break/>begins with sufficiently high Q values but approaches correct values as it acquires penalties for wrong actions. This is an elegant solution to this particular problem because:</text:p>
        <text:list xml:id="list3513929214257733932" text:style-name="WWNum6">
          <text:list-item>
            <text:p text:style-name="P11">of the way the rewards are structured </text:p>
          </text:list-item>
          <text:list-item>
            <text:p text:style-name="P11">each state is independent from each other </text:p>
          </text:list-item>
          <text:list-item>
            <text:p text:style-name="P16">there is only one correct action for each state </text:p>
          </text:list-item>
        </text:list>
        <text:p text:style-name="Text_20_body">As such, we only need to tune 2 parameters - learning rate alpha and our initial Q-values. We run the simulation for a combination of learning rates and initial Q-values:</text:p>
        <text:list xml:id="list7735730383077971967" text:style-name="WWNum7">
          <text:list-item>
            <text:p text:style-name="P12">Learning rate: 0.2 to 1.0 in increments of 0.2 </text:p>
          </text:list-item>
          <text:list-item>
            <text:p text:style-name="P17">Q-values: 0, 2, 10 </text:p>
          </text:list-item>
        </text:list>
        <text:p text:style-name="Text_20_body">The results are as follows:</text:p>
        <text:p text:style-name="Preformatted_20_Text"><text:s text:c="4"/>Alpha <text:s/>Ave Penalty <text:s/>Ave Reward <text:s/>Efficiency <text:s/>Q Initial <text:s/>Success Rate</text:p>
        <text:p text:style-name="Preformatted_20_Text">0 <text:s text:c="4"/>0.2 <text:s text:c="6"/>-0.400 <text:s text:c="5"/>13.860 <text:s text:c="2"/>28.484841 <text:s text:c="9"/>0 <text:s text:c="11"/>48</text:p>
        <text:p text:style-name="Preformatted_20_Text">1 <text:s text:c="4"/>0.4 <text:s text:c="6"/>-0.385 <text:s text:c="5"/>13.535 <text:s text:c="2"/>23.987843 <text:s text:c="9"/>0 <text:s text:c="11"/>43</text:p>
        <text:p text:style-name="Preformatted_20_Text">2 <text:s text:c="4"/>0.6 <text:s text:c="6"/>-0.400 <text:s text:c="5"/>13.920 <text:s text:c="2"/>31.340238 <text:s text:c="9"/>0 <text:s text:c="11"/>52</text:p>
        <text:p text:style-name="Preformatted_20_Text">3 <text:s text:c="4"/>0.8 <text:s text:c="6"/>-0.410 <text:s text:c="5"/>11.245 <text:s text:c="2"/>22.701508 <text:s text:c="9"/>0 <text:s text:c="11"/>36</text:p>
        <text:p text:style-name="Preformatted_20_Text">4 <text:s text:c="4"/>1.0 <text:s text:c="6"/>-0.380 <text:s text:c="5"/>13.080 <text:s text:c="2"/>25.924206 <text:s text:c="9"/>0 <text:s text:c="11"/>48</text:p>
        <text:p text:style-name="Preformatted_20_Text">5 <text:s text:c="4"/>0.2 <text:s text:c="6"/>-0.490 <text:s text:c="5"/>22.250 <text:s text:c="2"/>61.520794 <text:s text:c="9"/>2 <text:s text:c="10"/>100</text:p>
        <text:p text:style-name="Preformatted_20_Text">6 <text:s text:c="4"/>0.4 <text:s text:c="6"/>-0.400 <text:s text:c="5"/>22.900 <text:s text:c="2"/>59.780916 <text:s text:c="9"/>2 <text:s text:c="10"/>100</text:p>
        <text:p text:style-name="Preformatted_20_Text">7 <text:s text:c="4"/>0.6 <text:s text:c="6"/>-0.370 <text:s text:c="5"/>22.010 <text:s text:c="2"/>60.900072 <text:s text:c="9"/>2 <text:s text:c="11"/>99</text:p>
        <text:p text:style-name="Preformatted_20_Text">8 <text:s text:c="4"/>0.8 <text:s text:c="6"/>-0.255 <text:s text:c="5"/>23.025 <text:s text:c="2"/>59.392063 <text:s text:c="9"/>2 <text:s text:c="10"/>100</text:p>
        <text:p text:style-name="Preformatted_20_Text">9 <text:s text:c="4"/>1.0 <text:s text:c="6"/>-0.285 <text:s text:c="5"/>21.535 <text:s text:c="2"/>60.724286 <text:s text:c="9"/>2 <text:s text:c="10"/>100</text:p>
        <text:p text:style-name="Preformatted_20_Text">10 <text:s text:c="3"/>0.2 <text:s text:c="6"/>-1.140 <text:s text:c="5"/>21.520 <text:s text:c="2"/>53.170736 <text:s text:c="8"/>10 <text:s text:c="11"/>95</text:p>
        <text:p text:style-name="Preformatted_20_Text">11 <text:s text:c="3"/>0.4 <text:s text:c="6"/>-0.775 <text:s text:c="5"/>21.320 <text:s text:c="2"/>54.215447 <text:s text:c="8"/>10 <text:s text:c="11"/>96</text:p>
        <text:p text:style-name="Preformatted_20_Text">12 <text:s text:c="3"/>0.6 <text:s text:c="6"/>-0.550 <text:s text:c="5"/>22.245 <text:s text:c="2"/>57.467482 <text:s text:c="8"/>10 <text:s text:c="11"/>99</text:p>
        <text:p text:style-name="Preformatted_20_Text">13 <text:s text:c="3"/>0.8 <text:s text:c="6"/>-0.480 <text:s text:c="5"/>22.395 <text:s text:c="2"/>57.158153 <text:s text:c="8"/>10 <text:s text:c="11"/>99</text:p>
        <text:p text:style-name="P1">14 <text:s text:c="3"/>1.0 <text:s text:c="6"/>-0.485 <text:s text:c="5"/>22.285 <text:s text:c="2"/>53.989149 <text:s text:c="8"/>10 <text:s text:c="11"/>98</text:p>
        <text:p text:style-name="Text_20_body">We note that the inital Q-values are extremely important and the cab performs optimally at 2 with success rates close to 100. As for the learning rate, 0.6 to 1.0 are good values.</text:p>
        <text:p text:style-name="Text_20_body"><text:span text:style-name="Strong_20_Emphasis">QUESTION</text:span>:</text:p>
        <text:p text:style-name="Text_20_body">Does your agent get close to finding an optimal policy, i.e. reach the destination in the minimum possible time, and not incur any penalties? How would you describe an optimal policy for this problem?</text:p>
        <text:p text:style-name="Text_20_body"><text:span text:style-name="Strong_20_Emphasis">ANSWER</text:span>:</text:p>
        <text:p text:style-name="Text_20_body">All in all, the cab has a very good success rate - around 99 out of 100. At best, the cab has an efficiency of 60%. That is, it only uses up 40% of the steps allotted to arrive at the destination. The average penalty per trip is around 0.3, which means it still makes a few mistakes along the way so the policy is not perfect. This is because the cab still has not encountered all possible states so it will behave naively when it is faced with a new state.</text:p>
        <text:p text:style-name="P20">An optimal policy put simply is - proceed to the next waypoint when it's safe (no violations), stay in place otherwise. We can arrive at this optimal policy by either letting the cab 'experience' all combinations of 96x4 states and actions or apply some heuristic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adornments="Regular" style:font-pitch="variable" style:font-charset="x-symbol"/>
    <style:font-face style:name="Helvetica Neue1" svg:font-family="'Helvetica Neue', Helvetica, Arial, sans-serif"/>
    <style:font-face style:name="Albany" svg:font-family="Albany" style:font-family-generic="roman" style:font-pitch="variable"/>
    <style:font-face style:name="Helvetica Neue" svg:font-family="'Helvetica Neue', Helvetica, Arial, sans-serif"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monospace" svg:font-family="monospace, monospace" style:font-family-generic="roman" style:font-pitch="variable"/>
    <style:font-face style:name="inherit" svg:font-family="inheri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2" svg:font-family="'Helvetica Neue', Helvetica, Arial, sans-serif" style:font-family-generic="system" style:font-pitch="variable"/>
    <style:font-face style:name="OpenSymbol2" svg:font-family="OpenSymbol" style:font-family-generic="system" style:font-pitch="variable"/>
    <style:font-face style:name="inherit1" svg:font-family="inherit" style:font-family-generic="system" style:font-pitch="variable"/>
    <style:font-face style:name="monospace1" svg:font-family="monospace, 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41%" fo:text-align="start" style:justify-single-word="false" fo:orphans="0" fo:widows="0" style:writing-mode="lr-tb"/>
      <style:text-properties fo:color="#000000" style:font-name="Helvetica Neue" fo:font-family="'Helvetica Neue', Helvetica, Arial, sans-serif" style:font-family-generic="roman" style:font-pitch="variable" fo:font-size="10pt" fo:language="en" fo:country="US" style:font-name-asian="Helvetica Neue2" style:font-family-asian="'Helvetica Neue', Helvetica, Arial, sans-serif" style:font-family-generic-asian="system" style:font-pitch-asian="variable" style:font-size-asian="10pt" style:language-asian="zh" style:country-asian="CN" style:font-name-complex="Helvetica Neue2" style:font-family-complex="'Helvetica Neue', Helvetica, Arial, sans-serif"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1665in" fo:margin-bottom="0.1965in" loext:contextual-spacing="false" fo:keep-with-next="always"/>
      <style:text-properties style:font-name="Albany" fo:font-family="Albany" style:font-family-generic="roman" style:font-pitch="variable" fo:font-size="14pt" style:font-size-asian="14pt" style:font-size-complex="13pt"/>
    </style:style>
    <style:style style:name="Text_20_body" style:display-name="Text body" style:family="paragraph" style:parent-style-name="Standard" style:default-outline-level="" style:class="text">
      <style:paragraph-properties fo:margin-top="0in" fo:margin-bottom="0.0937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paragraph-properties fo:margin-top="0.1874in" fo:margin-bottom="0.0937in" loext:contextual-spacing="false" fo:line-height="110%"/>
      <style:text-properties style:font-name="inherit" fo:font-family="inherit" style:font-family-generic="swiss" style:font-pitch="variable" fo:font-size="25pt" fo:font-weight="bold" style:font-name-asian="inherit1" style:font-family-asian="inherit" style:font-family-generic-asian="system" style:font-pitch-asian="variable" style:font-size-asian="25pt" style:font-weight-asian="bold" style:font-name-complex="inherit1" style:font-family-complex="inherit" style:font-family-generic-complex="system" style:font-pitch-complex="variable" style:font-size-complex="25pt" style:font-weight-complex="bold"/>
    </style:style>
    <style:style style:name="Heading_20_2" style:display-name="Heading 2" style:family="paragraph" style:parent-style-name="Heading" style:default-outline-level="2" style:list-style-name="" style:class="text">
      <style:paragraph-properties fo:margin-top="0.1874in" fo:margin-bottom="0.0937in" loext:contextual-spacing="false" fo:line-height="110%"/>
      <style:text-properties style:font-name="inherit" fo:font-family="inherit" style:font-family-generic="swiss" style:font-pitch="variable" fo:font-size="20.5pt" fo:font-weight="bold" style:font-name-asian="inherit1" style:font-family-asian="inherit" style:font-family-generic-asian="system" style:font-pitch-asian="variable" style:font-size-asian="20.5pt" style:font-weight-asian="bold" style:font-name-complex="inherit1" style:font-family-complex="inherit" style:font-family-generic-complex="system" style:font-pitch-complex="variable" style:font-size-complex="20.5pt" style:font-weight-complex="bold"/>
    </style:style>
    <style:style style:name="Heading_20_3" style:display-name="Heading 3" style:family="paragraph" style:parent-style-name="Heading" style:default-outline-level="3" style:list-style-name="" style:class="text">
      <style:paragraph-properties fo:margin-top="0.1874in" fo:margin-bottom="0.0937in" loext:contextual-spacing="false" fo:line-height="110%"/>
      <style:text-properties style:font-name="inherit" fo:font-family="inherit" style:font-family-generic="swiss" style:font-pitch="variable" fo:font-size="17.5pt" fo:font-weight="bold" style:font-name-asian="inherit1" style:font-family-asian="inherit" style:font-family-generic-asian="system" style:font-pitch-asian="variable" style:font-size-asian="17.5pt" style:font-weight-asian="bold" style:font-name-complex="inherit1" style:font-family-complex="inherit" style:font-family-generic-complex="system" style:font-pitch-complex="variable" style:font-size-complex="17.5pt" style:font-weight-complex="bold"/>
    </style:style>
    <style:style style:name="Heading_20_4" style:display-name="Heading 4" style:family="paragraph" style:parent-style-name="Heading" style:default-outline-level="4" style:list-style-name="" style:class="text">
      <style:paragraph-properties fo:margin-top="0.0937in" fo:margin-bottom="0.0937in" loext:contextual-spacing="false" fo:line-height="110%"/>
      <style:text-properties style:font-name="inherit" fo:font-family="inherit" style:font-family-generic="swiss" style:font-pitch="variable" fo:font-size="13pt" fo:font-weight="bold" style:font-name-asian="inherit1" style:font-family-asian="inherit" style:font-family-generic-asian="system" style:font-pitch-asian="variable" style:font-size-asian="13pt" style:font-weight-asian="bold" style:font-name-complex="inherit1" style:font-family-complex="inherit" style:font-family-generic-complex="system" style:font-pitch-complex="variable" style:font-size-complex="13pt" style:font-weight-complex="bold"/>
    </style:style>
    <style:style style:name="Heading_20_5" style:display-name="Heading 5" style:family="paragraph" style:parent-style-name="Heading" style:default-outline-level="5" style:list-style-name="" style:class="text">
      <style:paragraph-properties fo:margin-top="0.0937in" fo:margin-bottom="0.0937in" loext:contextual-spacing="false" fo:line-height="110%"/>
      <style:text-properties style:font-name="inherit" fo:font-family="inherit" style:font-family-generic="swiss" style:font-pitch="variable" fo:font-size="10pt" fo:font-weight="bold" style:font-name-asian="inherit1" style:font-family-asian="inherit" style:font-family-generic-asian="system" style:font-pitch-asian="variable" style:font-size-asian="10pt" style:font-weight-asian="bold" style:font-name-complex="inherit1" style:font-family-complex="inherit" style:font-family-generic-complex="system" style:font-pitch-complex="variable" style:font-size-complex="10pt" style:font-weight-complex="bold"/>
    </style:style>
    <style:style style:name="Heading_20_6" style:display-name="Heading 6" style:family="paragraph" style:parent-style-name="Heading" style:default-outline-level="6" style:list-style-name="" style:class="text">
      <style:paragraph-properties fo:margin-top="0.0937in" fo:margin-bottom="0.0937in" loext:contextual-spacing="false" fo:line-height="110%"/>
      <style:text-properties style:font-name="inherit" fo:font-family="inherit" style:font-family-generic="swiss" style:font-pitch="variable" fo:font-size="9pt" fo:font-weight="bold" style:font-name-asian="inherit1" style:font-family-asian="inherit" style:font-family-generic-asian="system" style:font-pitch-asian="variable" style:font-size-asian="9pt" style:font-weight-asian="bold" style:font-name-complex="inherit1" style:font-family-complex="inherit" style:font-family-generic-complex="system" style:font-pitch-complex="variable" style:font-size-complex="9pt" style:font-weight-complex="bold"/>
    </style:style>
    <style:style style:name="Horizontal_20_Line" style:display-name="Horizontal Line" style:family="paragraph" style:parent-style-name="Standard" style:default-outline-level="" style:class="html">
      <style:paragraph-properties fo:margin-top="0in" fo:margin-bottom="0.1965in" loext:contextual-spacing="false" style:border-line-width-bottom="0.0035in 0.0035in 0.0035in" fo:padding="0in" fo:border-left="none" fo:border-right="none" fo:border-top="none" fo:border-bottom="0.74pt double #808080"/>
      <style:text-properties fo:font-size="6pt" style:font-size-asian="6pt"/>
    </style:style>
    <style:style style:name="Sender" style:family="paragraph" style:parent-style-name="Standard" style:default-outline-level="" style:class="extra">
      <style:text-properties fo:font-style="italic" style:font-style-asian="italic"/>
    </style:style>
    <style:style style:name="Table_20_Contents" style:display-name="Table Contents" style:family="paragraph" style:parent-style-name="Text_20_body" style:default-outline-level="" style:class="extra"/>
    <style:style style:name="Foot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monospace" fo:font-family="monospace, monospace" style:font-family-generic="roman" style:font-pitch="variable" fo:font-size="10pt" style:font-name-asian="monospace1" style:font-family-asian="monospace, monospace" style:font-family-generic-asian="system" style:font-pitch-asian="variable" style:font-size-asian="10pt" style:font-name-complex="monospace1" style:font-family-complex="monospace, monospace" style:font-family-generic-complex="system" style:font-pitch-complex="variable" style:font-size-complex="10pt"/>
    </style:style>
    <style:style style:name="List_20_Heading" style:display-name="List Heading" style:family="paragraph" style:parent-style-name="Standard" style:default-outline-level="" style:class="html">
      <style:paragraph-properties fo:margin-left="0in" fo:margin-right="0in" fo:line-height="141%" fo:text-indent="0in" style:auto-text-indent="false"/>
      <style:text-properties fo:font-weight="bold" style:font-weight-asian="bold" style:font-weight-complex="bold"/>
    </style:style>
    <style:style style:name="List_20_Contents" style:display-name="List Contents" style:family="paragraph" style:parent-style-name="Standard" style:default-outline-level="" style:class="html">
      <style:paragraph-properties fo:margin-left="0.3937in" fo:margin-right="0in" fo:line-height="141%" fo:text-indent="0in" style:auto-text-indent="false"/>
    </style:style>
    <style:style style:name="Quotations" style:family="paragraph" style:parent-style-name="Standard" style:default-outline-level="" style:class="html">
      <style:paragraph-properties fo:margin-left="0.3937in" fo:margin-right="0.3937in" fo:margin-top="0in" fo:margin-bottom="0.1874in" loext:contextual-spacing="false" fo:text-indent="0in" style:auto-text-indent="false" fo:padding-left="0.1807in" fo:padding-right="0in" fo:padding-top="0in" fo:padding-bottom="0in" fo:border-left="3.74pt solid #eeeeee" fo:border-right="none" fo:border-top="none" fo:border-bottom="none"/>
    </style:style>
    <style:style style:name="Quotations.pull-right" style:family="paragraph" style:parent-style-name="Quotations" style:default-outline-level="">
      <style:paragraph-properties fo:text-align="end" style:justify-single-word="false" fo:padding-left="0.1807in" fo:padding-right="0.1528in" fo:padding-top="0in" fo:padding-bottom="0in" fo:border-left="3.74pt solid #eeeeee" fo:border-right="3.74pt solid #eeeeee" fo:border-top="none" fo:border-bottom="none"/>
    </style:style>
    <style:style style:name="Text_20_Body.p-space" style:display-name="Text Body.p-space" style:family="paragraph" style:parent-style-name="Text_20_body" style:default-outline-level="">
      <style:paragraph-properties fo:margin-top="0in" fo:margin-bottom="0.1043in" loext:contextual-spacing="false"/>
    </style:style>
    <style:style style:name="Preformatted_20_Text.dialog" style:display-name="Preformatted Text.dialog" style:family="paragraph" style:parent-style-name="Preformatted_20_Text" style:default-outline-level="">
      <loext:graphic-properties draw:fill="solid" draw:fill-color="#f7f7f7"/>
      <style:paragraph-properties fo:background-color="#f7f7f7" fo:padding="0.0138in" fo:border="0.26pt solid #dddddd"/>
    </style:style>
    <style:style style:name="Text_20_Body.dialog" style:display-name="Text Body.dialog" style:family="paragraph" style:parent-style-name="Text_20_body" style:default-outline-level=""/>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337ab7" style:text-line-through-style="none" style:text-line-through-type="none" style:text-underline-style="none" style:text-blinking="true"/>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family-generic="roman" style:font-pitch="variable" style:font-name-asian="monospace1" style:font-family-asian="monospace, monospace" style:font-family-generic-asian="system" style:font-pitch-asian="variable" style:font-name-complex="monospace1" style:font-family-complex="monospace, monospace" style:font-family-generic-complex="system" style:font-pitch-complex="variable"/>
    </style:style>
    <style:style style:name="User_20_Entry" style:display-name="User Entry" style:family="text">
      <style:text-properties style:font-name="monospace" fo:font-family="monospace, monospace" style:font-family-generic="roman" style:font-pitch="variable" style:font-name-asian="monospace1" style:font-family-asian="monospace, monospace" style:font-family-generic-asian="system" style:font-pitch-asian="variable" style:font-name-complex="monospace1" style:font-family-complex="monospace, monospace" style:font-family-generic-complex="system" style:font-pitch-complex="variable"/>
    </style:style>
    <style:style style:name="Example" style:family="text">
      <style:text-properties style:font-name="monospace" fo:font-family="monospace, monospace" style:font-family-generic="roman" style:font-pitch="variable" style:font-name-asian="monospace1" style:font-family-asian="monospace, monospace" style:font-family-generic-asian="system" style:font-pitch-asian="variable" style:font-name-complex="monospace1" style:font-family-complex="monospace, monospace" style:font-family-generic-complex="system" style:font-pitch-complex="variable"/>
    </style:style>
    <style:style style:name="Visited_20_Internet_20_Link" style:display-name="Visited Internet Link" style:family="text">
      <style:text-properties fo:color="#337ab7" style:text-line-through-style="none" style:text-line-through-type="none" fo:language="zxx" fo:country="none" style:text-underline-style="none" style:text-blinking="true"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margin-left="0.5in"/>
        </style:list-level-properties>
      </text:list-level-style-number>
      <text:list-level-style-number text:level="2" style:num-format="">
        <style:list-level-properties text:list-level-position-and-space-mode="label-alignment">
          <style:list-level-label-alignment text:label-followed-by="nothing" fo:margin-left="0.75in"/>
        </style:list-level-properties>
      </text:list-level-style-number>
      <text:list-level-style-number text:level="3" style:num-format="">
        <style:list-level-properties text:list-level-position-and-space-mode="label-alignment">
          <style:list-level-label-alignment text:label-followed-by="nothing" fo:margin-left="1in"/>
        </style:list-level-properties>
      </text:list-level-style-number>
      <text:list-level-style-number text:level="4" style:num-format="">
        <style:list-level-properties text:list-level-position-and-space-mode="label-alignment">
          <style:list-level-label-alignment text:label-followed-by="nothing" fo:margin-left="1.25in"/>
        </style:list-level-properties>
      </text:list-level-style-number>
      <text:list-level-style-number text:level="5" style:num-format="">
        <style:list-level-properties text:list-level-position-and-space-mode="label-alignment">
          <style:list-level-label-alignment text:label-followed-by="nothing" fo:margin-left="1.5in"/>
        </style:list-level-properties>
      </text:list-level-style-number>
      <text:list-level-style-number text:level="6" style:num-format="">
        <style:list-level-properties text:list-level-position-and-space-mode="label-alignment">
          <style:list-level-label-alignment text:label-followed-by="nothing" fo:margin-left="1.75in"/>
        </style:list-level-properties>
      </text:list-level-style-number>
      <text:list-level-style-number text:level="7" style:num-format="">
        <style:list-level-properties text:list-level-position-and-space-mode="label-alignment">
          <style:list-level-label-alignment text:label-followed-by="nothing" fo:margin-left="2in"/>
        </style:list-level-properties>
      </text:list-level-style-number>
      <text:list-level-style-number text:level="8" style:num-format="">
        <style:list-level-properties text:list-level-position-and-space-mode="label-alignment">
          <style:list-level-label-alignment text:label-followed-by="nothing" fo:margin-left="2.25in"/>
        </style:list-level-properties>
      </text:list-level-style-number>
      <text:list-level-style-number text:level="9" style:num-format="">
        <style:list-level-properties text:list-level-position-and-space-mode="label-alignment">
          <style:list-level-label-alignment text:label-followed-by="nothing"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27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editing-cycles>4</meta:editing-cycles>
    <dc:title>smartcab</dc:title>
    <meta:editing-duration>PT5M47S</meta:editing-duration>
    <meta:generator>LibreOffice/5.1.4.2$Linux_X86_64 LibreOffice_project/10m0$Build-2</meta:generator>
    <dc:date>2016-08-30T10:33:35.515002468</dc:date>
    <meta:document-statistic meta:table-count="0" meta:image-count="0" meta:object-count="0" meta:page-count="3" meta:paragraph-count="69" meta:word-count="1215" meta:character-count="7486" meta:non-whitespace-character-count="5792"/>
  </office:meta>
</office:document-meta>
</file>